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Knockout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Hello World!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1">&lt;script src="https://knockoutjs.com/downloads/knockout-3.5.1.js"&gt; &lt;/script&gt;</text:span></text:p>
                <text:p text:style-name="P1"><text:span text:style-name="T1">&lt;body&gt;</text:span></text:p>
                <text:p text:style-name="P1"><text:span text:style-name="T1"><text:s text:c="4"/></text:span><text:span text:style-name="T1">&lt;p&gt;</text:span><text:span text:style-name="T2">THIS IS YOUR VIEW. YOUR HTML PART IS THE VIEW.</text:span><text:span text:style-name="T1">&lt;/p&gt;</text:span></text:p>
                <text:p text:style-name="P1"><text:span text:style-name="T1"><text:s text:c="4"/></text:span><text:span text:style-name="T1">&lt;p data-bind="text: more_text"&gt;&lt;/p&gt; </text:span></text:p>
                <text:p text:style-name="P1"><text:span text:style-name="T1">&lt;/body&gt;</text:span></text:p>
                <text:p text:style-name="P1"><text:span text:style-name="T1">&lt;script&gt;</text:span></text:p>
                <text:p text:style-name="P1"><text:span text:style-name="T1"><text:s text:c="4"/></text:span><text:span text:style-name="T1">var </text:span><text:span text:style-name="T2">viewModel</text:span><text:span text:style-name="T1"> = {</text:span></text:p>
                <text:p text:style-name="P1"><text:span text:style-name="T1"><text:s text:c="8"/></text:span><text:span text:style-name="T1">more_text: ko.observable("Hello, Pankaj!")</text:span></text:p>
                <text:p text:style-name="P1"><text:span text:style-name="T1"><text:s text:c="4"/></text:span><text:span text:style-name="T1">};</text:span></text:p>
                <text:p text:style-name="P1"><text:span text:style-name="T1">ko.applyBindings(viewModel);</text:span></text:p>
                <text:p text:style-name="P1"><text:span text:style-name="T1">&lt;/script&gt;</text:span></text:p>
                <text:p text:style-name="P1"><text:span text:style-name="T2">Few Points</text:span></text:p>
              </text:list-header>
              <text:list-item>
                <text:p text:style-name="P1"><text:span text:style-name="T1">“</text:span><text:span text:style-name="T1">more_text” is a property of viewModel.</text:span></text:p>
              </text:list-item>
              <text:list-item>
                <text:p text:style-name="P1"><text:span text:style-name="T1">You define KnockoutJS binding using the “data-bind” attribute. In this code, we have used the “text” binding.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is the use of “bindings”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HTML (Hypertext Markup Language): It is static language.</text:p>
                <text:p>To make a webpage dynamic, we would be using JavaScript.</text:p>
                <text:p>In KnockoutJS, you break down your web page into three parts. Two of which are “view” and “viewModel”.</text:p>
                <text:p>viewModel is a object. Your view is made out of HTML.</text:p>
                <text:p>We specify in the code that my viewModel should be bound to my HTML “view” using this line: <text:span text:style-name="T3">ko.applyBindings(viewModel);</text:span></text:p>
                <text:p><text:span text:style-name="T4">“</text:span><text:span text:style-name="T4">data-bindings” allow us to specify how we want to change our </text:span><text:span text:style-name="T4">view based on the properties of object “viewModel”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9:52:30.005707287</meta:creation-date>
    <meta:editing-duration>PT12M6S</meta:editing-duration>
    <meta:editing-cycles>22</meta:editing-cycles>
    <meta:generator>LibreOffice/7.3.7.2$Linux_X86_64 LibreOffice_project/30$Build-2</meta:generator>
    <dc:title>Blue Curve</dc:title>
    <dc:date>2023-03-20T20:04:45.439824662</dc:date>
    <meta:document-statistic meta:object-count="46"/>
  </office:meta>
</office:document-meta>
</file>